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monospace" svg:font-family="monospace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variant="normal" fo:text-transform="none" fo:color="#404040" style:font-name="monospace" fo:font-size="9.75pt" fo:letter-spacing="normal" fo:font-style="italic" fo:font-weight="normal" style:font-style-asian="italic" style:font-style-complex="italic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087638" style:font-name-asian="Lucida Sans Unicode" style:font-size-asian="14pt" style:font-style-asian="normal" style:font-weight-asian="normal" style:font-name-complex="Lucida Sans Unicode" style:font-size-complex="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09c348" style:font-name-asian="Lucida Sans Unicode" style:font-size-asian="14pt" style:font-style-asian="normal" style:font-weight-asian="normal" style:font-name-complex="Lucida Sans Unicode" style:font-size-complex="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fo:font-size="14pt" fo:font-style="normal" officeooo:paragraph-rsid="00087638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4pt" fo:font-style="normal" officeooo:paragraph-rsid="0009c348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italic" officeooo:paragraph-rsid="00087638" style:font-size-asian="14pt" style:font-style-asian="italic" style:font-size-complex="14pt" style:font-style-complex="italic"/>
    </style:style>
    <style:style style:name="P9" style:family="paragraph" style:parent-style-name="Standard">
      <style:text-properties officeooo:paragraph-rsid="00087638"/>
    </style:style>
    <style:style style:name="P10" style:family="paragraph" style:parent-style-name="Text_20_body">
      <style:paragraph-properties fo:margin-left="0.079cm" fo:margin-right="0cm" fo:text-align="start" style:justify-single-word="false" fo:text-indent="-0.053cm" style:auto-text-indent="false">
        <style:tab-stops>
          <style:tab-stop style:position="-1.217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.079cm" fo:margin-right="0cm" fo:text-align="start" style:justify-single-word="false" fo:text-indent="-0.053cm" style:auto-text-indent="false">
        <style:tab-stops>
          <style:tab-stop style:position="-1.217cm"/>
        </style:tab-stops>
      </style:paragraph-properties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text-properties fo:font-size="14pt" officeooo:paragraph-rsid="0009c348" style:font-size-asian="14pt" style:font-size-complex="14pt"/>
    </style:style>
    <style:style style:name="P13" style:family="paragraph" style:parent-style-name="Text_20_body">
      <style:text-properties officeooo:paragraph-rsid="0009c348"/>
    </style:style>
    <style:style style:name="P14" style:family="paragraph" style:parent-style-name="Text_20_body">
      <style:text-properties officeooo:paragraph-rsid="000bafe2"/>
    </style:style>
    <style:style style:name="P15" style:family="paragraph" style:parent-style-name="Heading_20_2">
      <style:text-properties officeooo:rsid="0006df5f" officeooo:paragraph-rsid="0006df5f"/>
    </style:style>
    <style:style style:name="P16" style:family="paragraph" style:parent-style-name="Heading_20_2">
      <style:text-properties officeooo:paragraph-rsid="00087638"/>
    </style:style>
    <style:style style:name="P17" style:family="paragraph" style:parent-style-name="Heading_20_2">
      <style:text-properties officeooo:paragraph-rsid="0009c348"/>
    </style:style>
    <style:style style:name="P18" style:family="paragraph" style:parent-style-name="Heading_20_2">
      <style:paragraph-properties fo:margin-top="0.423cm" fo:margin-bottom="0.212cm" loext:contextual-spacing="false" fo:keep-with-next="always"/>
      <style:text-properties style:font-name="Arial" officeooo:paragraph-rsid="0009c348" style:font-name-asian="DejaVu Sans1" style:font-name-complex="DejaVu Sans1"/>
    </style:style>
    <style:style style:name="P19" style:family="paragraph" style:parent-style-name="Heading_20_3">
      <style:paragraph-properties fo:margin-left="0.079cm" fo:margin-right="0cm" fo:text-align="start" style:justify-single-word="false" fo:text-indent="-0.053cm" style:auto-text-indent="false">
        <style:tab-stops>
          <style:tab-stop style:position="-1.217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Heading_20_1">
      <style:text-properties officeooo:rsid="0006df5f"/>
    </style:style>
    <style:style style:name="P21" style:family="paragraph" style:parent-style-name="Heading_20_1">
      <style:text-properties officeooo:paragraph-rsid="00087638"/>
    </style:style>
    <style:style style:name="P22" style:family="paragraph" style:parent-style-name="Heading_20_1">
      <style:text-properties officeooo:paragraph-rsid="0009c348"/>
    </style:style>
    <style:style style:name="P23" style:family="paragraph" style:parent-style-name="Heading_20_1">
      <style:text-properties officeooo:paragraph-rsid="000bafe2"/>
    </style:style>
    <style:style style:name="P24" style:family="paragraph" style:parent-style-name="Standard" style:list-style-name="L1">
      <style:text-properties fo:font-style="italic" style:font-style-asian="italic" style:font-style-complex="italic"/>
    </style:style>
    <style:style style:name="P25" style:family="paragraph" style:parent-style-name="Standard">
      <style:text-properties style:font-name="Times New Roman" fo:font-size="14pt" fo:font-style="normal" officeooo:rsid="000e22fd" officeooo:paragraph-rsid="000e22fd" style:font-name-asian="DejaVu Sans1" style:font-size-asian="14pt" style:font-style-asian="normal" style:font-name-complex="DejaVu Sans1" style:font-size-complex="14pt" style:font-style-complex="normal"/>
    </style:style>
    <style:style style:name="P26" style:family="paragraph" style:parent-style-name="Text_20_body">
      <style:text-properties fo:font-size="14pt" officeooo:rsid="000d6c2a" officeooo:paragraph-rsid="000bafe2" style:font-size-asian="14pt" style:font-size-complex="14pt"/>
    </style:style>
    <style:style style:name="P27" style:family="paragraph" style:parent-style-name="Text_20_body">
      <style:paragraph-properties fo:margin-top="0.423cm" fo:margin-bottom="0.212cm" loext:contextual-spacing="false"/>
      <style:text-properties style:font-name="Arial" fo:font-size="14pt" fo:font-style="italic" fo:font-weight="normal" officeooo:paragraph-rsid="0009c348" style:font-name-asian="DejaVu Sans1" style:font-size-asian="14pt" style:font-style-asian="italic" style:font-weight-asian="normal" style:font-name-complex="DejaVu Sans1" style:font-size-complex="14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c348" style:font-style-asian="italic" style:font-style-complex="italic"/>
    </style:style>
    <style:style style:name="T3" style:family="text">
      <style:text-properties fo:font-style="italic" officeooo:rsid="000e22fd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e22fd" style:font-style-asian="italic" style:font-weight-asian="bold" style:font-style-complex="italic" style:font-weight-complex="bold"/>
    </style:style>
    <style:style style:name="T6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name-asian="Lucida Sans Unicode" style:font-size-asian="12pt" style:font-style-asian="italic" style:font-weight-asian="bold" style:font-name-complex="Lucida Sans Unicode" style:font-size-complex="12pt" style:font-style-complex="italic" style:font-weight-complex="bold" style:text-emphasize="none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officeooo:rsid="00087638"/>
    </style:style>
    <style:style style:name="T11" style:family="text">
      <style:text-properties officeooo:rsid="0009c348"/>
    </style:style>
    <style:style style:name="T12" style:family="text">
      <style:text-properties officeooo:rsid="000bafe2"/>
    </style:style>
    <style:style style:name="T13" style:family="text">
      <style:text-properties officeooo:rsid="000e22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P0 : Familiarisa<text:span text:style-name="T13">t</text:span>ion avec Git</text:h>
      <text:p text:style-name="Text_20_body"/>
      <text:h text:style-name="P15" text:outline-level="2">1. Installation et configuration</text:h>
      <text:h text:style-name="Heading_20_2" text:outline-level="2">Installation du binaire</text:h>
      <text:p text:style-name="Standard"><text:span text:style-name="T7">En fonction de votre système d'exploitation, installer le binaire Git. Pour les postes Windows utiliser </text:span><text:span text:style-name="T6">http://msysgit.github.io</text:span></text:p>
      <text:p text:style-name="Standard"/>
      <text:h text:style-name="Heading_20_2" text:outline-level="2">Configuration</text:h>
      <text:p text:style-name="P1">En utilisant la commande git config définir dans l'endroit approprié les variables suivantes :</text:p>
      <text:list xml:id="list3434814807390279909" text:style-name="L1">
        <text:list-item>
          <text:p text:style-name="P24">user.name</text:p>
        </text:list-item>
        <text:list-item>
          <text:p text:style-name="P24">user.email</text:p>
        </text:list-item>
        <text:list-item>
          <text:p text:style-name="P24">core.editor</text:p>
        </text:list-item>
        <text:list-item>
          <text:p text:style-name="P24">merge.tool</text:p>
        </text:list-item>
      </text:list>
      <text:p text:style-name="P2"/>
      <text:p text:style-name="P1">Visualiser vos changements avec :</text:p>
      <text:p text:style-name="P3">git config --global --edit</text:p>
      <text:h text:style-name="P19" text:outline-level="3">En utilisant la commande d'aide, trouver les commandes à utiliser pour visualiser l'aide au format html dans votre navigateur préféré</text:h>
      <text:p text:style-name="P10">Essayer la commande </text:p>
      <text:p text:style-name="P11">git help -w config </text:p>
      <text:p text:style-name="P11"/>
      <text:h text:style-name="P21" text:outline-level="1"><text:span text:style-name="T10">2. </text:span>Initialisation d'un dépôt, enregistrement de modifications</text:h>
      <text:h text:style-name="P16" text:outline-level="2">Initialisation d'un dépôt</text:h>
      <text:p text:style-name="P4">Récupérer les fichiers fournis et les décompresser dans un répertoire de travail.</text:p>
      <text:p text:style-name="P4"/>
      <text:p text:style-name="P4">Initialiser le dépôt, ajouter les fichiers et effectuer un premier commit</text:p>
      <text:p text:style-name="P4"/>
      <text:h text:style-name="P16" text:outline-level="2">Ajout et modification de fichiers</text:h>
      <text:p text:style-name="P6">Ajouter un fichier de votre choix dans l'arborescence et modifier <text:span text:style-name="T13">un</text:span> fichier <text:span text:style-name="T13">existant</text:span>.</text:p>
      <text:p text:style-name="P6"/>
      <text:p text:style-name="P6">Avant d'indexer les modifications, exécuter la commande <text:span text:style-name="T1">git status</text:span> et <text:span text:style-name="T1">git diff </text:span></text:p>
      <text:p text:style-name="P6"/>
      <text:p text:style-name="P8"><text:span text:style-name="T7">Indexer les fichiers et effectuer la commande</text:span> git diff --cached</text:p>
      <text:p text:style-name="P8"/>
      <text:p text:style-name="P9"><text:span text:style-name="T8">Valider vos modifications avec</text:span><text:span text:style-name="T9"> git commit -v </text:span><text:span text:style-name="T8">et éditer le message de commit</text:span></text:p>
      <text:p text:style-name="P25">Visualiser l’historique avec <text:span text:style-name="T1">gitk</text:span></text:p>
      <text:h text:style-name="P22" text:outline-level="1"><text:soft-page-break/><text:span text:style-name="T11">3. </text:span>Branches locales</text:h>
      <text:p text:style-name="P13"/>
      <text:h text:style-name="P18" text:outline-level="2">Création de Tag</text:h>
      <text:p text:style-name="P12">Sur le projet, <text:span text:style-name="T11">c</text:span>réer un tag 1.0 puis visualiser ses informations <text:span text:style-name="T11">avec </text:span><text:span text:style-name="T2">gitk</text:span></text:p>
      <text:h text:style-name="P17" text:outline-level="2">Création de branche thématique</text:h>
      <text:p text:style-name="P5">Créer une nouvelle branche nommé<text:span text:style-name="T13">e</text:span> <text:span text:style-name="T5">dev</text:span></text:p>
      <text:p text:style-name="P5">La visualiser et basculer la copie locale vers la nouvelle branche </text:p>
      <text:p text:style-name="P5">Faire évoluer, en modifiant <text:span text:style-name="T13">des fichiers</text:span></text:p>
      <text:p text:style-name="P5"/>
      <text:h text:style-name="P17" text:outline-level="2">Basculement sur branche master et correction</text:h>
      <text:p text:style-name="P7">Basculer sur la branche master, créer une branche <text:span text:style-name="T5">hotfix</text:span> et effectuer quelques commits sur le<text:span text:style-name="T13">s mêmes </text:span>fichier <text:span text:style-name="T13">que précédemment en ayant modifié les </text:span>mêmes lignes</text:p>
      <text:p text:style-name="P7"/>
      <text:p text:style-name="P7">Quand la branche est prête, fusionner avec <text:span text:style-name="T4">master</text:span>, puis supprimer la branche <text:span text:style-name="T5">hotfix</text:span></text:p>
      <text:p text:style-name="P7"/>
      <text:h text:style-name="P18" text:outline-level="2">Fusion avec Résolution de conflits</text:h>
      <text:p text:style-name="P7">Fusionner la branche <text:span text:style-name="T5">dev</text:span> avec la branche <text:span text:style-name="T4">master</text:span> et utiliser l'outil graphique pour la résolution de conflits</text:p>
      <text:p text:style-name="P7"/>
      <text:p text:style-name="P7">Commiter et tagger la branche master v1.1</text:p>
      <text:p text:style-name="P7"/>
      <text:h text:style-name="P18" text:outline-level="2">Reprendre un tag</text:h>
      <text:p text:style-name="P7">Reprendre le tag 1.0. Dans quel état est le HEAD</text:p>
      <text:p text:style-name="P7"/>
      <text:h text:style-name="P23" text:outline-level="1"><text:span text:style-name="T12">R</text:span>ebas<text:span text:style-name="T12">ement</text:span></text:h>
      <text:p text:style-name="P14"/>
      <text:p text:style-name="P26">Refaire la même opération que <text:span text:style-name="T13">précédemment</text:span> mais en utilisant la commande <text:span text:style-name="T1">rebase</text:span></text:p>
      <text:p text:style-name="P2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monospace" svg:font-family="monospace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.953cm" fo:margin-right="0cm" fo:margin-top="0cm" fo:margin-bottom="0.503cm" loext:contextual-spacing="false" fo:line-height="95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loext:contextual-spacing="false" fo:line-height="95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.953cm" fo:margin-right="0cm" fo:margin-top="0cm" fo:margin-bottom="0cm" loext:contextual-spacing="false" fo:line-height="95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loext:contextual-spacing="false" fo:line-height="95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left="0.953cm" fo:margin-right="0cm" fo:margin-top="0cm" fo:margin-bottom="0.503cm" loext:contextual-spacing="false" fo:line-height="95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left="2.064cm" fo:margin-right="0cm" fo:margin-top="0cm" fo:margin-bottom="0.4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175cm" fo:margin-right="0cm" fo:margin-top="0cm" fo:margin-bottom="0.3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Titre1_7e_LT_7e_Gliederung_20_1" style:display-name="Titre1~LT~Gliederung 1" style:family="paragraph">
      <style:paragraph-properties fo:margin-left="0.953cm" fo:margin-right="0cm" fo:margin-top="0.282cm" fo:margin-bottom="0cm" loext:contextual-spacing="false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1_7e_LT_7e_Gliederung_20_2" style:display-name="Titre1~LT~Gliederung 2" style:family="paragraph" style:parent-style-name="Titre1_7e_LT_7e_Gliederung_20_1">
      <style:paragraph-properties fo:margin-left="2.064cm" fo:margin-right="0cm" fo:margin-top="0.245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Titre1_7e_LT_7e_Gliederung_20_3" style:display-name="Titre1~LT~Gliederung 3" style:family="paragraph" style:parent-style-name="Titre1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re1_7e_LT_7e_Gliederung_20_4" style:display-name="Titre1~LT~Gliederung 4" style:family="paragraph" style:parent-style-name="Titre1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re1_7e_LT_7e_Gliederung_20_5" style:display-name="Titre1~LT~Gliederung 5" style:family="paragraph" style:parent-style-name="Titre1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re1_7e_LT_7e_Gliederung_20_6" style:display-name="Titre1~LT~Gliederung 6" style:family="paragraph" style:parent-style-name="Titre1_7e_LT_7e_Gliederung_20_5"/>
    <style:style style:name="Titre1_7e_LT_7e_Gliederung_20_7" style:display-name="Titre1~LT~Gliederung 7" style:family="paragraph" style:parent-style-name="Titre1_7e_LT_7e_Gliederung_20_6"/>
    <style:style style:name="Titre1_7e_LT_7e_Gliederung_20_8" style:display-name="Titre1~LT~Gliederung 8" style:family="paragraph" style:parent-style-name="Titre1_7e_LT_7e_Gliederung_20_7"/>
    <style:style style:name="Titre1_7e_LT_7e_Gliederung_20_9" style:display-name="Titre1~LT~Gliederung 9" style:family="paragraph" style:parent-style-name="Titre1_7e_LT_7e_Gliederung_20_8"/>
    <style:style style:name="Titre1_7e_LT_7e_Titel" style:display-name="Titre1~LT~Titel" style:family="paragraph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re1_7e_LT_7e_Untertitel" style:display-name="Titre1~LT~Untertitel" style:family="paragraph">
      <style:paragraph-properties fo:margin-left="0.953cm" fo:margin-right="0cm" fo:margin-top="0.282cm" fo:margin-bottom="0cm" loext:contextual-spacing="false" style:line-height-at-least="0.353cm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1_7e_LT_7e_Notizen" style:display-name="Titre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re1_7e_LT_7e_Hintergrundobjekte" style:display-name="Titre1~LT~Hintergrundobjekte" style:family="paragraph">
      <style:paragraph-properties style:text-autospace="none"/>
      <style:text-properties style:letter-kerning="true"/>
    </style:style>
    <style:style style:name="Titre1_7e_LT_7e_Hintergrund" style:display-name="Titre1~LT~Hintergrund" style:family="paragraph">
      <style:paragraph-properties fo:text-align="center" style:justify-single-word="false" style:text-autospac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2-05-24T16:26:36</meta:creation-date>
    <dc:date>2018-04-07T09:00:39.202717170</dc:date>
    <meta:editing-duration>PT2H33M57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325" meta:character-count="2109" meta:non-whitespace-character-count="1828"/>
  </office:meta>
</office:document-meta>
</file>